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e2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normalize form ( group all data in one entity)</text:p>
      <text:p text:style-name="Text_20_body">UNF:  (personel number, Name, Date of birth, Lab code, Lab Name, research code, research description research supervisor)</text:p>
      <text:p text:style-name="Text_20_body"> </text:p>
      <text:p text:style-name="Text_20_body">eliminate repeatin<text:span text:style-name="T2">g</text:span> groups and identify each set with a primary key (underlined)</text:p>
      <text:p text:style-name="Text_20_body">1NF:  personel  (<text:span text:style-name="T1">personel number</text:span> , name, date of birth, )</text:p>
      <text:p text:style-name="Text_20_body"><text:s text:c="14"/>labs (l<text:span text:style-name="T1">ab code</text:span>, lab name) </text:p>
      <text:p text:style-name="Text_20_body"><text:s text:c="14"/>research ( <text:span text:style-name="T1">research code</text:span>, description, supervisor)</text:p>
      <text:p text:style-name="Text_20_body"/>
      <text:p text:style-name="Text_20_body">see if every non candid key is dependend on the whole candidate key of the group</text:p>
      <text:p text:style-name="Text_20_body">2 NF = the same as 1NF</text:p>
      <text:p text:style-name="Text_20_body"/>
      <text:p text:style-name="Text_20_body">see if every nog kee provide a fact about the key, the whole key and nothing but the key</text:p>
      <text:p text:style-name="Text_20_body">3NF = the same as 2N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8:57:03.536774170</meta:creation-date>
    <dc:date>2019-05-22T18:59:58.964918467</dc:date>
    <meta:editing-duration>PT3M</meta:editing-duration>
    <meta:editing-cycles>1</meta:editing-cycles>
    <meta:document-statistic meta:table-count="0" meta:image-count="0" meta:object-count="0" meta:page-count="1" meta:paragraph-count="11" meta:word-count="107" meta:character-count="622" meta:non-whitespace-character-count="492"/>
    <meta:generator>LibreOffice/6.1.1.2$Linux_X86_64 LibreOffice_project/10$Build-2</meta:generator>
  </office:meta>
</office:document-meta>
</file>